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0438in"/>
    </style:style>
    <style:style style:name="Table1.B" style:family="table-column">
      <style:table-column-properties style:column-width="4.635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3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officeooo:rsid="0052e67e" officeooo:paragraph-rsid="0052e67e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2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bulleted_20_list">
      <style:paragraph-properties fo:margin-top="0.0417in" fo:margin-bottom="0in" style:contextual-spacing="false" style:line-height-at-least="0.0693in"/>
    </style:style>
    <style:style style:name="P14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15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1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1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12130de"/>
    </style:style>
    <style:style style:name="P18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19" style:family="paragraph" style:parent-style-name="bulleted_20_list">
      <style:paragraph-properties fo:margin-top="0.0417in" fo:margin-bottom="0in" style:contextual-spacing="false" style:line-height-at-least="0.0693in"/>
      <style:text-properties fo:font-weight="bold" style:font-weight-asian="bold"/>
    </style:style>
    <style:style style:name="P20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21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22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23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24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25" style:family="paragraph" style:parent-style-name="bulleted_20_list">
      <style:paragraph-properties style:line-height-at-least="0.0693in"/>
      <style:text-properties officeooo:paragraph-rsid="003037a6"/>
    </style:style>
    <style:style style:name="P26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P27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Heading_20_2">
      <style:paragraph-properties fo:margin-top="0.0555in" fo:margin-bottom="0.0417in" style:contextual-spacing="false"/>
      <style:text-properties fo:font-style="normal" officeooo:rsid="0052e67e" officeooo:paragraph-rsid="0052e67e" style:font-style-asian="normal" style:font-style-complex="normal"/>
    </style:style>
    <style:style style:name="P30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P32" style:family="paragraph" style:parent-style-name="bulleted_20_list">
      <style:text-properties fo:font-size="7pt" officeooo:paragraph-rsid="00d29b86" style:font-size-asian="7pt" style:font-size-complex="7pt"/>
    </style:style>
    <style:style style:name="P33" style:family="paragraph" style:parent-style-name="bulleted_20_list">
      <style:text-properties fo:font-size="7pt" officeooo:paragraph-rsid="00b65e33" style:font-size-asian="7pt" style:font-size-complex="7pt"/>
    </style:style>
    <style:style style:name="P34" style:family="paragraph" style:parent-style-name="bulleted_20_list">
      <style:text-properties fo:font-size="7pt" officeooo:paragraph-rsid="0052e67e" style:font-size-asian="7pt" style:font-size-complex="7pt"/>
    </style:style>
    <style:style style:name="P35" style:family="paragraph" style:parent-style-name="bulleted_20_list">
      <style:text-properties fo:font-size="7pt" officeooo:paragraph-rsid="00ce859a" style:font-size-asian="7pt" style:font-size-complex="7pt"/>
    </style:style>
    <style:style style:name="P36" style:family="paragraph" style:parent-style-name="bulleted_20_list">
      <style:text-properties officeooo:paragraph-rsid="01dd0bd4"/>
    </style:style>
    <style:style style:name="P3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3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39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16d641d" style:font-size-asian="7pt" style:font-size-complex="7pt"/>
    </style:style>
    <style:style style:name="P40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18d2094" style:font-size-asian="7pt" style:font-size-complex="7pt"/>
    </style:style>
    <style:style style:name="P41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090d6d3" style:font-size-asian="7pt" style:font-size-complex="7pt"/>
    </style:style>
    <style:style style:name="P42" style:family="paragraph" style:parent-style-name="bulleted_20_list">
      <style:paragraph-properties fo:margin-top="0.0417in" fo:margin-bottom="0in" style:contextual-spacing="false" style:line-height-at-least="0.0693in"/>
      <style:text-properties fo:font-size="7pt" style:text-underline-style="none" officeooo:paragraph-rsid="016d641d" style:font-size-asian="7pt" style:font-size-complex="7pt"/>
    </style:style>
    <style:style style:name="P43" style:family="paragraph" style:parent-style-name="bulleted_20_list">
      <style:paragraph-properties fo:margin-top="0.0417in" fo:margin-bottom="0in" style:contextual-spacing="false" style:line-height-at-least="0.0693in"/>
      <style:text-properties fo:font-size="7pt" style:text-underline-style="none" officeooo:paragraph-rsid="01c930f2" style:font-size-asian="7pt" style:font-size-complex="7pt"/>
    </style:style>
    <style:style style:name="P44" style:family="paragraph" style:parent-style-name="bulleted_20_list">
      <style:paragraph-properties fo:margin-top="0.0555in" fo:margin-bottom="0.0417in" style:contextual-spacing="false"/>
      <style:text-properties fo:font-size="7pt" style:font-size-asian="7pt" style:font-size-complex="7pt"/>
    </style:style>
    <style:style style:name="P45" style:family="paragraph" style:parent-style-name="bulleted_20_list">
      <style:paragraph-properties fo:margin-top="0.0555in" fo:margin-bottom="0.0417in" style:contextual-spacing="false"/>
      <style:text-properties fo:font-size="7pt" officeooo:paragraph-rsid="0035a84f" style:font-size-asian="7pt" style:font-size-complex="7pt"/>
    </style:style>
    <style:style style:name="P46" style:family="paragraph" style:parent-style-name="Heading_20_1">
      <style:paragraph-properties fo:margin-top="0.0555in" fo:margin-bottom="0.0417in" style:contextual-spacing="false"/>
    </style:style>
    <style:style style:name="P47" style:family="paragraph" style:parent-style-name="Heading_20_1">
      <style:paragraph-properties fo:margin-top="0.0555in" fo:margin-bottom="0.0417in" style:contextual-spacing="false"/>
      <style:text-properties officeooo:rsid="002db980" officeooo:paragraph-rsid="002db980"/>
    </style:style>
    <style:style style:name="P48" style:family="paragraph" style:parent-style-name="Heading_20_1">
      <style:paragraph-properties fo:margin-top="0.0555in" fo:margin-bottom="0.0417in" style:contextual-spacing="false"/>
      <style:text-properties officeooo:rsid="002db980" officeooo:paragraph-rsid="002ecbce"/>
    </style:style>
    <style:style style:name="P49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50" style:family="paragraph" style:parent-style-name="Heading_20_1">
      <style:paragraph-properties fo:margin-top="0.0555in" fo:margin-bottom="0.0417in" style:contextual-spacing="false"/>
      <style:text-properties officeooo:rsid="0004b745" officeooo:paragraph-rsid="0004b745"/>
    </style:style>
    <style:style style:name="P51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52" style:family="paragraph" style:parent-style-name="Standard">
      <style:paragraph-properties fo:margin-top="0.0417in" fo:margin-bottom="0in" style:contextual-spacing="false" style:line-height-at-least="0.0693in"/>
      <style:text-properties fo:font-size="7pt" officeooo:paragraph-rsid="017c5b93" style:font-size-asian="7pt" style:font-size-complex="7pt"/>
    </style:style>
    <style:style style:name="P53" style:family="paragraph" style:parent-style-name="Standard">
      <style:paragraph-properties fo:margin-top="0.0417in" fo:margin-bottom="0in" style:contextual-spacing="false" style:line-height-at-least="0.0693in" fo:text-align="start" style:justify-single-word="false"/>
      <style:text-properties fo:font-size="7pt" fo:font-weight="normal" officeooo:paragraph-rsid="017de127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margin-top="0.0417in" fo:margin-bottom="0in" style:contextual-spacing="false" style:line-height-at-least="0.0693in"/>
      <style:text-properties style:text-underline-style="none" fo:font-weight="normal" officeooo:paragraph-rsid="01aec8c3" style:font-weight-asian="normal" style:font-weight-complex="normal"/>
    </style:style>
    <style:style style:name="P55" style:family="paragraph" style:parent-style-name="Standard">
      <style:text-properties style:text-underline-style="none"/>
    </style:style>
    <style:style style:name="P56" style:family="paragraph" style:parent-style-name="Standard">
      <style:text-properties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fo:font-size="7pt" officeooo:paragraph-rsid="00f0d20b" style:font-size-asian="7pt" style:font-size-complex="7pt"/>
    </style:style>
    <style:style style:name="P59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60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61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officeooo:paragraph-rsid="01caf05a" style:font-size-asian="7pt" style:font-weight-asian="bold" style:font-size-complex="7pt" style:font-weight-complex="bold"/>
    </style:style>
    <style:style style:name="P62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officeooo:paragraph-rsid="01cdacfa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255e67" style:font-weight-asian="bold" style:font-weight-complex="bold"/>
    </style:style>
    <style:style style:name="T11" style:family="text">
      <style:text-properties fo:font-weight="bold" officeooo:rsid="0097fcb1" style:font-weight-asian="bold" style:font-weight-complex="bold"/>
    </style:style>
    <style:style style:name="T12" style:family="text">
      <style:text-properties fo:font-weight="bold" officeooo:rsid="00999688" style:font-weight-asian="bold" style:font-weight-complex="bold"/>
    </style:style>
    <style:style style:name="T13" style:family="text">
      <style:text-properties fo:font-weight="bold" officeooo:rsid="00a1cb31" style:font-weight-asian="bold" style:font-weight-complex="bold"/>
    </style:style>
    <style:style style:name="T14" style:family="text">
      <style:text-properties fo:font-weight="bold" officeooo:rsid="00c85e77" style:font-weight-asian="bold" style:font-weight-complex="bold"/>
    </style:style>
    <style:style style:name="T15" style:family="text">
      <style:text-properties fo:font-weight="bold" officeooo:rsid="00c900cb" style:font-weight-asian="bold" style:font-weight-complex="bold"/>
    </style:style>
    <style:style style:name="T16" style:family="text">
      <style:text-properties fo:font-weight="bold" officeooo:rsid="006cfd5c" style:font-weight-asian="bold" style:font-weight-complex="bold"/>
    </style:style>
    <style:style style:name="T17" style:family="text">
      <style:text-properties fo:font-weight="bold" officeooo:rsid="012130de" style:font-weight-asian="bold" style:font-weight-complex="bold"/>
    </style:style>
    <style:style style:name="T18" style:family="text">
      <style:text-properties fo:font-weight="bold" officeooo:rsid="01515d09" style:font-weight-asian="bold" style:font-weight-complex="bold"/>
    </style:style>
    <style:style style:name="T19" style:family="text">
      <style:text-properties fo:font-weight="bold" officeooo:rsid="01cf24ec" style:font-weight-asian="bold" style:font-weight-complex="bold"/>
    </style:style>
    <style:style style:name="T20" style:family="text">
      <style:text-properties fo:font-weight="bold" officeooo:rsid="0187aa89" style:font-weight-asian="bold" style:font-weight-complex="bold"/>
    </style:style>
    <style:style style:name="T21" style:family="text">
      <style:text-properties fo:font-weight="bold" officeooo:rsid="012e95ab" style:font-weight-asian="bold" style:font-weight-complex="bold"/>
    </style:style>
    <style:style style:name="T22" style:family="text">
      <style:text-properties fo:font-weight="bold" officeooo:rsid="000db38f" style:font-weight-asian="bold"/>
    </style:style>
    <style:style style:name="T23" style:family="text">
      <style:text-properties fo:font-weight="bold" officeooo:rsid="0027343b" style:font-weight-asian="bold"/>
    </style:style>
    <style:style style:name="T24" style:family="text">
      <style:text-properties fo:font-weight="bold" style:font-weight-asian="bold" style:font-name-complex="Tahoma1" style:font-weight-complex="bold"/>
    </style:style>
    <style:style style:name="T25" style:family="text">
      <style:text-properties fo:font-weight="bold" officeooo:rsid="0052e67e" style:font-weight-asian="bold"/>
    </style:style>
    <style:style style:name="T26" style:family="text">
      <style:text-properties fo:font-weight="bold" officeooo:rsid="00a815a5" style:font-weight-asian="bold"/>
    </style:style>
    <style:style style:name="T27" style:family="text">
      <style:text-properties fo:font-weight="bold" officeooo:rsid="00aa2d8f" style:font-weight-asian="bold"/>
    </style:style>
    <style:style style:name="T28" style:family="text">
      <style:text-properties fo:font-weight="bold" officeooo:rsid="00f36b02" style:font-weight-asian="bold"/>
    </style:style>
    <style:style style:name="T29" style:family="text">
      <style:text-properties fo:font-weight="bold" officeooo:rsid="012130de" style:font-weight-asian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2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3" style:family="text">
      <style:text-properties fo:font-size="8pt" fo:font-style="normal" style:font-size-asian="8pt" style:font-style-asian="normal" style:font-size-complex="8pt"/>
    </style:style>
    <style:style style:name="T34" style:family="text">
      <style:text-properties fo:font-size="8pt" fo:font-style="normal" officeooo:rsid="003bfcc8" style:font-size-asian="8pt" style:font-style-asian="normal" style:font-size-complex="8pt"/>
    </style:style>
    <style:style style:name="T3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7" style:family="text">
      <style:text-properties fo:font-style="normal" style:font-style-asian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45072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weight-complex="normal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italic" officeooo:rsid="00434b27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1b66d9f" style:font-style-asian="italic" style:font-style-complex="italic"/>
    </style:style>
    <style:style style:name="T45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8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style:font-style-asian="italic" style:font-weight-asian="bold" style:font-weight-complex="bold"/>
    </style:style>
    <style:style style:name="T50" style:family="text">
      <style:text-properties fo:font-style="italic" fo:font-weight="bold" officeooo:rsid="0052e67e" style:font-style-asian="italic" style:font-weight-asian="bold" style:font-weight-complex="bold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12ae78b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12ae78b" style:font-style-asian="italic" style:font-weight-asian="normal" style:font-style-complex="italic" style:font-weight-complex="normal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style:font-name-complex="Tahoma1"/>
    </style:style>
    <style:style style:name="T63" style:family="text">
      <style:text-properties fo:color="#000000" style:font-name-complex="Tahoma1"/>
    </style:style>
    <style:style style:name="T64" style:family="text">
      <style:text-properties fo:color="#000000" fo:font-style="italic" style:font-style-asian="italic" style:font-name-complex="Tahoma1"/>
    </style:style>
    <style:style style:name="T65" style:family="text">
      <style:text-properties fo:color="#000000" fo:font-weight="bold" style:font-weight-asian="bold"/>
    </style:style>
    <style:style style:name="T66" style:family="text">
      <style:text-properties officeooo:rsid="00046bb4"/>
    </style:style>
    <style:style style:name="T67" style:family="text">
      <style:text-properties officeooo:rsid="0006db00"/>
    </style:style>
    <style:style style:name="T68" style:family="text">
      <style:text-properties officeooo:rsid="0008d342"/>
    </style:style>
    <style:style style:name="T69" style:family="text">
      <style:text-properties officeooo:rsid="000ebcfc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a76a3" style:font-weight-asian="normal" style:font-weight-complex="normal"/>
    </style:style>
    <style:style style:name="T72" style:family="text">
      <style:text-properties fo:font-weight="normal" officeooo:rsid="0052e67e" style:font-weight-asian="normal" style:font-weight-complex="normal"/>
    </style:style>
    <style:style style:name="T73" style:family="text">
      <style:text-properties fo:font-weight="normal" officeooo:rsid="005ed7fa" style:font-weight-asian="normal" style:font-weight-complex="normal"/>
    </style:style>
    <style:style style:name="T74" style:family="text">
      <style:text-properties fo:font-weight="normal" officeooo:rsid="00629ae9" style:font-weight-asian="normal" style:font-weight-complex="normal"/>
    </style:style>
    <style:style style:name="T75" style:family="text">
      <style:text-properties fo:font-weight="normal" officeooo:rsid="00662add" style:font-weight-asian="normal" style:font-weight-complex="normal"/>
    </style:style>
    <style:style style:name="T76" style:family="text">
      <style:text-properties fo:font-weight="normal" officeooo:rsid="00671eb9" style:font-weight-asian="normal" style:font-weight-complex="normal"/>
    </style:style>
    <style:style style:name="T77" style:family="text">
      <style:text-properties fo:font-weight="normal" officeooo:rsid="006c7304" style:font-weight-asian="normal" style:font-weight-complex="normal"/>
    </style:style>
    <style:style style:name="T78" style:family="text">
      <style:text-properties fo:font-weight="normal" officeooo:rsid="006cfd5c" style:font-weight-asian="normal" style:font-weight-complex="normal"/>
    </style:style>
    <style:style style:name="T79" style:family="text">
      <style:text-properties fo:font-weight="normal" officeooo:rsid="006eb6be" style:font-weight-asian="normal" style:font-weight-complex="normal"/>
    </style:style>
    <style:style style:name="T80" style:family="text">
      <style:text-properties fo:font-weight="normal" officeooo:rsid="00999688" style:font-weight-asian="normal" style:font-weight-complex="normal"/>
    </style:style>
    <style:style style:name="T81" style:family="text">
      <style:text-properties fo:font-weight="normal" officeooo:rsid="00ae6d9d" style:font-weight-asian="normal" style:font-weight-complex="normal"/>
    </style:style>
    <style:style style:name="T82" style:family="text">
      <style:text-properties fo:font-weight="normal" officeooo:rsid="00af09d0" style:font-weight-asian="normal" style:font-weight-complex="normal"/>
    </style:style>
    <style:style style:name="T83" style:family="text">
      <style:text-properties fo:font-weight="normal" officeooo:rsid="00af571c" style:font-weight-asian="normal" style:font-weight-complex="normal"/>
    </style:style>
    <style:style style:name="T84" style:family="text">
      <style:text-properties fo:font-weight="normal" officeooo:rsid="00aff17c" style:font-weight-asian="normal" style:font-weight-complex="normal"/>
    </style:style>
    <style:style style:name="T85" style:family="text">
      <style:text-properties fo:font-weight="normal" officeooo:rsid="00b55ec2" style:font-weight-asian="normal" style:font-weight-complex="normal"/>
    </style:style>
    <style:style style:name="T86" style:family="text">
      <style:text-properties fo:font-weight="normal" officeooo:rsid="00b8e5f3" style:font-weight-asian="normal" style:font-weight-complex="normal"/>
    </style:style>
    <style:style style:name="T87" style:family="text">
      <style:text-properties fo:font-weight="normal" officeooo:rsid="00c90429" style:font-weight-asian="normal" style:font-weight-complex="normal"/>
    </style:style>
    <style:style style:name="T88" style:family="text">
      <style:text-properties fo:font-weight="normal" officeooo:rsid="00cb3f55" style:font-weight-asian="normal" style:font-weight-complex="normal"/>
    </style:style>
    <style:style style:name="T89" style:family="text">
      <style:text-properties fo:font-weight="normal" officeooo:rsid="00cdf38b" style:font-weight-asian="normal" style:font-weight-complex="normal"/>
    </style:style>
    <style:style style:name="T90" style:family="text">
      <style:text-properties fo:font-weight="normal" officeooo:rsid="00c900cb" style:font-weight-asian="normal" style:font-weight-complex="normal"/>
    </style:style>
    <style:style style:name="T91" style:family="text">
      <style:text-properties fo:font-weight="normal" officeooo:rsid="00d06c24" style:font-weight-asian="normal" style:font-weight-complex="normal"/>
    </style:style>
    <style:style style:name="T92" style:family="text">
      <style:text-properties fo:font-weight="normal" officeooo:rsid="00c18c1c" style:font-weight-asian="normal" style:font-weight-complex="normal"/>
    </style:style>
    <style:style style:name="T93" style:family="text">
      <style:text-properties fo:font-weight="normal" officeooo:rsid="00c00525" style:font-weight-asian="normal" style:font-weight-complex="normal"/>
    </style:style>
    <style:style style:name="T94" style:family="text">
      <style:text-properties fo:font-weight="normal" officeooo:rsid="00c38837" style:font-weight-asian="normal" style:font-weight-complex="normal"/>
    </style:style>
    <style:style style:name="T95" style:family="text">
      <style:text-properties fo:font-weight="normal" officeooo:rsid="00d49ec1" style:font-weight-asian="normal" style:font-weight-complex="normal"/>
    </style:style>
    <style:style style:name="T96" style:family="text">
      <style:text-properties fo:font-weight="normal" officeooo:rsid="00d60418" style:font-weight-asian="normal" style:font-weight-complex="normal"/>
    </style:style>
    <style:style style:name="T97" style:family="text">
      <style:text-properties fo:font-weight="normal" officeooo:rsid="00d71277" style:font-weight-asian="normal" style:font-weight-complex="normal"/>
    </style:style>
    <style:style style:name="T98" style:family="text">
      <style:text-properties fo:font-weight="normal" officeooo:rsid="00d846fa" style:font-weight-asian="normal" style:font-weight-complex="normal"/>
    </style:style>
    <style:style style:name="T99" style:family="text">
      <style:text-properties fo:font-weight="normal" officeooo:rsid="00e02a1f" style:font-weight-asian="normal" style:font-weight-complex="normal"/>
    </style:style>
    <style:style style:name="T100" style:family="text">
      <style:text-properties fo:font-weight="normal" officeooo:rsid="00e0d961" style:font-weight-asian="normal" style:font-weight-complex="normal"/>
    </style:style>
    <style:style style:name="T101" style:family="text">
      <style:text-properties fo:font-weight="normal" officeooo:rsid="00e1ac96" style:font-weight-asian="normal" style:font-weight-complex="normal"/>
    </style:style>
    <style:style style:name="T102" style:family="text">
      <style:text-properties fo:font-weight="normal" officeooo:rsid="00e24636" style:font-weight-asian="normal" style:font-weight-complex="normal"/>
    </style:style>
    <style:style style:name="T103" style:family="text">
      <style:text-properties fo:font-weight="normal" officeooo:rsid="00e322fc" style:font-weight-asian="normal" style:font-weight-complex="normal"/>
    </style:style>
    <style:style style:name="T104" style:family="text">
      <style:text-properties fo:font-weight="normal" officeooo:rsid="00e3d514" style:font-weight-asian="normal" style:font-weight-complex="normal"/>
    </style:style>
    <style:style style:name="T105" style:family="text">
      <style:text-properties fo:font-weight="normal" officeooo:rsid="00e4b919" style:font-weight-asian="normal" style:font-weight-complex="normal"/>
    </style:style>
    <style:style style:name="T106" style:family="text">
      <style:text-properties fo:font-weight="normal" officeooo:rsid="00e8baa3" style:font-weight-asian="normal" style:font-weight-complex="normal"/>
    </style:style>
    <style:style style:name="T107" style:family="text">
      <style:text-properties fo:font-weight="normal" officeooo:rsid="00ea18b8" style:font-weight-asian="normal" style:font-weight-complex="normal"/>
    </style:style>
    <style:style style:name="T108" style:family="text">
      <style:text-properties fo:font-weight="normal" officeooo:rsid="00ec372a" style:font-weight-asian="normal" style:font-weight-complex="normal"/>
    </style:style>
    <style:style style:name="T109" style:family="text">
      <style:text-properties fo:font-weight="normal" officeooo:rsid="00f0d20b" style:font-weight-asian="normal" style:font-weight-complex="normal"/>
    </style:style>
    <style:style style:name="T110" style:family="text">
      <style:text-properties fo:font-weight="normal" officeooo:rsid="01086614" style:font-weight-asian="normal" style:font-weight-complex="normal"/>
    </style:style>
    <style:style style:name="T111" style:family="text">
      <style:text-properties fo:font-weight="normal" officeooo:rsid="010d6d71" style:font-weight-asian="normal" style:font-weight-complex="normal"/>
    </style:style>
    <style:style style:name="T112" style:family="text">
      <style:text-properties fo:font-weight="normal" officeooo:rsid="010f7d6b" style:font-weight-asian="normal" style:font-weight-complex="normal"/>
    </style:style>
    <style:style style:name="T113" style:family="text">
      <style:text-properties fo:font-weight="normal" officeooo:rsid="0110f428" style:font-weight-asian="normal" style:font-weight-complex="normal"/>
    </style:style>
    <style:style style:name="T114" style:family="text">
      <style:text-properties fo:font-weight="normal" officeooo:rsid="0112f056" style:font-weight-asian="normal" style:font-weight-complex="normal"/>
    </style:style>
    <style:style style:name="T115" style:family="text">
      <style:text-properties fo:font-weight="normal" officeooo:rsid="0119cf33" style:font-weight-asian="normal" style:font-weight-complex="normal"/>
    </style:style>
    <style:style style:name="T116" style:family="text">
      <style:text-properties fo:font-weight="normal" officeooo:rsid="01282555" style:font-weight-asian="normal" style:font-weight-complex="normal"/>
    </style:style>
    <style:style style:name="T117" style:family="text">
      <style:text-properties fo:font-weight="normal" officeooo:rsid="012ae78b" style:font-weight-asian="normal" style:font-weight-complex="normal"/>
    </style:style>
    <style:style style:name="T118" style:family="text">
      <style:text-properties fo:font-weight="normal" officeooo:rsid="012bd186" style:font-weight-asian="normal" style:font-weight-complex="normal"/>
    </style:style>
    <style:style style:name="T119" style:family="text">
      <style:text-properties fo:font-weight="normal" officeooo:rsid="012e95ab" style:font-weight-asian="normal" style:font-weight-complex="normal"/>
    </style:style>
    <style:style style:name="T120" style:family="text">
      <style:text-properties fo:font-weight="normal" officeooo:rsid="01302f3c" style:font-weight-asian="normal" style:font-weight-complex="normal"/>
    </style:style>
    <style:style style:name="T121" style:family="text">
      <style:text-properties fo:font-weight="normal" officeooo:rsid="01315372" style:font-weight-asian="normal" style:font-weight-complex="normal"/>
    </style:style>
    <style:style style:name="T122" style:family="text">
      <style:text-properties fo:font-weight="normal" officeooo:rsid="0135a56f" style:font-weight-asian="normal" style:font-weight-complex="normal"/>
    </style:style>
    <style:style style:name="T123" style:family="text">
      <style:text-properties fo:font-weight="normal" officeooo:rsid="013758a5" style:font-weight-asian="normal" style:font-weight-complex="normal"/>
    </style:style>
    <style:style style:name="T124" style:family="text">
      <style:text-properties fo:font-weight="normal" officeooo:rsid="01395e4e" style:font-weight-asian="normal" style:font-weight-complex="normal"/>
    </style:style>
    <style:style style:name="T125" style:family="text">
      <style:text-properties fo:font-weight="normal" officeooo:rsid="013f2f85" style:font-weight-asian="normal" style:font-weight-complex="normal"/>
    </style:style>
    <style:style style:name="T126" style:family="text">
      <style:text-properties fo:font-weight="normal" officeooo:rsid="013fe813" style:font-weight-asian="normal" style:font-weight-complex="normal"/>
    </style:style>
    <style:style style:name="T127" style:family="text">
      <style:text-properties fo:font-weight="normal" officeooo:rsid="0141003c" style:font-weight-asian="normal" style:font-weight-complex="normal"/>
    </style:style>
    <style:style style:name="T128" style:family="text">
      <style:text-properties fo:font-weight="normal" officeooo:rsid="01417ccf" style:font-weight-asian="normal" style:font-weight-complex="normal"/>
    </style:style>
    <style:style style:name="T129" style:family="text">
      <style:text-properties fo:font-weight="normal" officeooo:rsid="014b33eb" style:font-weight-asian="normal" style:font-weight-complex="normal"/>
    </style:style>
    <style:style style:name="T130" style:family="text">
      <style:text-properties fo:font-weight="normal" officeooo:rsid="0155277a" style:font-weight-asian="normal" style:font-weight-complex="normal"/>
    </style:style>
    <style:style style:name="T131" style:family="text">
      <style:text-properties fo:font-weight="normal" officeooo:rsid="0156f2aa" style:font-weight-asian="normal" style:font-weight-complex="normal"/>
    </style:style>
    <style:style style:name="T132" style:family="text">
      <style:text-properties fo:font-weight="normal" officeooo:rsid="015906a1" style:font-weight-asian="normal" style:font-weight-complex="normal"/>
    </style:style>
    <style:style style:name="T133" style:family="text">
      <style:text-properties fo:font-weight="normal" officeooo:rsid="015a9af9" style:font-weight-asian="normal" style:font-weight-complex="normal"/>
    </style:style>
    <style:style style:name="T134" style:family="text">
      <style:text-properties fo:font-weight="normal" officeooo:rsid="015b27a1" style:font-weight-asian="normal" style:font-weight-complex="normal"/>
    </style:style>
    <style:style style:name="T135" style:family="text">
      <style:text-properties fo:font-weight="normal" officeooo:rsid="015f8c75" style:font-weight-asian="normal" style:font-weight-complex="normal"/>
    </style:style>
    <style:style style:name="T136" style:family="text">
      <style:text-properties fo:font-weight="normal" officeooo:rsid="01660343" style:font-weight-asian="normal" style:font-weight-complex="normal"/>
    </style:style>
    <style:style style:name="T137" style:family="text">
      <style:text-properties fo:font-weight="normal" officeooo:rsid="0177459f" style:font-weight-asian="normal" style:font-weight-complex="normal"/>
    </style:style>
    <style:style style:name="T138" style:family="text">
      <style:text-properties fo:font-weight="normal" officeooo:rsid="01775005" style:font-weight-asian="normal" style:font-weight-complex="normal"/>
    </style:style>
    <style:style style:name="T139" style:family="text">
      <style:text-properties fo:font-weight="normal" officeooo:rsid="01780401" style:font-weight-asian="normal" style:font-weight-complex="normal"/>
    </style:style>
    <style:style style:name="T140" style:family="text">
      <style:text-properties fo:font-weight="normal" officeooo:rsid="017805c8" style:font-weight-asian="normal" style:font-weight-complex="normal"/>
    </style:style>
    <style:style style:name="T141" style:family="text">
      <style:text-properties fo:font-weight="normal" officeooo:rsid="01830d3e" style:font-weight-asian="normal" style:font-weight-complex="normal"/>
    </style:style>
    <style:style style:name="T142" style:family="text">
      <style:text-properties fo:font-weight="normal" officeooo:rsid="018407c2" style:font-weight-asian="normal" style:font-weight-complex="normal"/>
    </style:style>
    <style:style style:name="T143" style:family="text">
      <style:text-properties fo:font-weight="normal" officeooo:rsid="0186b9df" style:font-weight-asian="normal" style:font-weight-complex="normal"/>
    </style:style>
    <style:style style:name="T144" style:family="text">
      <style:text-properties fo:font-weight="normal" officeooo:rsid="0187aa89" style:font-weight-asian="normal" style:font-weight-complex="normal"/>
    </style:style>
    <style:style style:name="T145" style:family="text">
      <style:text-properties fo:font-weight="normal" officeooo:rsid="018ad9c8" style:font-weight-asian="normal" style:font-weight-complex="normal"/>
    </style:style>
    <style:style style:name="T146" style:family="text">
      <style:text-properties fo:font-weight="normal" officeooo:rsid="018b6eb0" style:font-weight-asian="normal" style:font-weight-complex="normal"/>
    </style:style>
    <style:style style:name="T147" style:family="text">
      <style:text-properties fo:font-weight="normal" officeooo:rsid="018b6eff" style:font-weight-asian="normal" style:font-weight-complex="normal"/>
    </style:style>
    <style:style style:name="T148" style:family="text">
      <style:text-properties fo:font-weight="normal" officeooo:rsid="0190afbc" style:font-weight-asian="normal" style:font-weight-complex="normal"/>
    </style:style>
    <style:style style:name="T149" style:family="text">
      <style:text-properties fo:font-weight="normal" officeooo:rsid="019186c5" style:font-weight-asian="normal" style:font-weight-complex="normal"/>
    </style:style>
    <style:style style:name="T150" style:family="text">
      <style:text-properties fo:font-weight="normal" officeooo:rsid="01922375" style:font-weight-asian="normal" style:font-weight-complex="normal"/>
    </style:style>
    <style:style style:name="T151" style:family="text">
      <style:text-properties fo:font-weight="normal" officeooo:rsid="0192df72" style:font-weight-asian="normal" style:font-weight-complex="normal"/>
    </style:style>
    <style:style style:name="T152" style:family="text">
      <style:text-properties fo:font-weight="normal" officeooo:rsid="01944753" style:font-weight-asian="normal" style:font-weight-complex="normal"/>
    </style:style>
    <style:style style:name="T153" style:family="text">
      <style:text-properties fo:font-weight="normal" officeooo:rsid="0195553e" style:font-weight-asian="normal" style:font-weight-complex="normal"/>
    </style:style>
    <style:style style:name="T154" style:family="text">
      <style:text-properties fo:font-weight="normal" officeooo:rsid="0196c7f4" style:font-weight-asian="normal" style:font-weight-complex="normal"/>
    </style:style>
    <style:style style:name="T155" style:family="text">
      <style:text-properties fo:font-weight="normal" officeooo:rsid="0198c36a" style:font-weight-asian="normal" style:font-weight-complex="normal"/>
    </style:style>
    <style:style style:name="T156" style:family="text">
      <style:text-properties fo:font-weight="normal" officeooo:rsid="019b0baa" style:font-weight-asian="normal" style:font-weight-complex="normal"/>
    </style:style>
    <style:style style:name="T157" style:family="text">
      <style:text-properties fo:font-weight="normal" officeooo:rsid="01a02bf4" style:font-weight-asian="normal" style:font-weight-complex="normal"/>
    </style:style>
    <style:style style:name="T158" style:family="text">
      <style:text-properties fo:font-weight="normal" officeooo:rsid="01a3df15" style:font-weight-asian="normal" style:font-weight-complex="normal"/>
    </style:style>
    <style:style style:name="T159" style:family="text">
      <style:text-properties fo:font-weight="normal" officeooo:rsid="01a5d126" style:font-weight-asian="normal" style:font-weight-complex="normal"/>
    </style:style>
    <style:style style:name="T160" style:family="text">
      <style:text-properties fo:font-weight="normal" officeooo:rsid="01a7d778" style:font-weight-asian="normal" style:font-weight-complex="normal"/>
    </style:style>
    <style:style style:name="T161" style:family="text">
      <style:text-properties fo:font-weight="normal" officeooo:rsid="01abe652" style:font-weight-asian="normal" style:font-weight-complex="normal"/>
    </style:style>
    <style:style style:name="T162" style:family="text">
      <style:text-properties fo:font-weight="normal" officeooo:rsid="01ad83a7" style:font-weight-asian="normal" style:font-weight-complex="normal"/>
    </style:style>
    <style:style style:name="T163" style:family="text">
      <style:text-properties fo:font-weight="normal" officeooo:rsid="01ae335d" style:font-weight-asian="normal" style:font-weight-complex="normal"/>
    </style:style>
    <style:style style:name="T164" style:family="text">
      <style:text-properties fo:font-weight="normal" officeooo:rsid="01c88268" style:font-weight-asian="normal" style:font-weight-complex="normal"/>
    </style:style>
    <style:style style:name="T165" style:family="text">
      <style:text-properties fo:font-weight="normal" officeooo:rsid="01d23a4e" style:font-weight-asian="normal" style:font-weight-complex="normal"/>
    </style:style>
    <style:style style:name="T166" style:family="text">
      <style:text-properties fo:font-weight="normal" officeooo:rsid="01d27b2e" style:font-weight-asian="normal" style:font-weight-complex="normal"/>
    </style:style>
    <style:style style:name="T167" style:family="text">
      <style:text-properties fo:font-weight="normal" officeooo:rsid="01ddcbd5" style:font-weight-asian="normal" style:font-weight-complex="normal"/>
    </style:style>
    <style:style style:name="T168" style:family="text">
      <style:text-properties officeooo:rsid="002157c8"/>
    </style:style>
    <style:style style:name="T169" style:family="text">
      <style:text-properties officeooo:rsid="00255e67"/>
    </style:style>
    <style:style style:name="T170" style:family="text">
      <style:text-properties officeooo:rsid="003037a6"/>
    </style:style>
    <style:style style:name="T171" style:family="text">
      <style:text-properties officeooo:rsid="0032dff4"/>
    </style:style>
    <style:style style:name="T172" style:family="text">
      <style:text-properties officeooo:rsid="00335814"/>
    </style:style>
    <style:style style:name="T173" style:family="text">
      <style:text-properties officeooo:rsid="0047a207"/>
    </style:style>
    <style:style style:name="T174" style:family="text">
      <style:text-properties officeooo:rsid="0049b9a2"/>
    </style:style>
    <style:style style:name="T175" style:family="text">
      <style:text-properties officeooo:rsid="0052e67e"/>
    </style:style>
    <style:style style:name="T176" style:family="text">
      <style:text-properties officeooo:rsid="0054a57e"/>
    </style:style>
    <style:style style:name="T177" style:family="text">
      <style:text-properties officeooo:rsid="00756d38"/>
    </style:style>
    <style:style style:name="T178" style:family="text">
      <style:text-properties officeooo:rsid="008145b7"/>
    </style:style>
    <style:style style:name="T179" style:family="text">
      <style:text-properties officeooo:rsid="00860ca0"/>
    </style:style>
    <style:style style:name="T180" style:family="text">
      <style:text-properties officeooo:rsid="0087a81c"/>
    </style:style>
    <style:style style:name="T181" style:family="text">
      <style:text-properties officeooo:rsid="0087bbab"/>
    </style:style>
    <style:style style:name="T182" style:family="text">
      <style:text-properties officeooo:rsid="00890963"/>
    </style:style>
    <style:style style:name="T183" style:family="text">
      <style:text-properties officeooo:rsid="008db496"/>
    </style:style>
    <style:style style:name="T184" style:family="text">
      <style:text-properties officeooo:rsid="008fc7b3"/>
    </style:style>
    <style:style style:name="T185" style:family="text">
      <style:text-properties officeooo:rsid="009db291"/>
    </style:style>
    <style:style style:name="T186" style:family="text">
      <style:text-properties officeooo:rsid="00abb674"/>
    </style:style>
    <style:style style:name="T187" style:family="text">
      <style:text-properties officeooo:rsid="00c4ed82"/>
    </style:style>
    <style:style style:name="T188" style:family="text">
      <style:text-properties officeooo:rsid="00c771ad"/>
    </style:style>
    <style:style style:name="T189" style:family="text">
      <style:text-properties officeooo:rsid="00dabcc7"/>
    </style:style>
    <style:style style:name="T190" style:family="text">
      <style:text-properties officeooo:rsid="00dc6aa5"/>
    </style:style>
    <style:style style:name="T191" style:family="text">
      <style:text-properties officeooo:rsid="00de0bb0"/>
    </style:style>
    <style:style style:name="T192" style:family="text">
      <style:text-properties officeooo:rsid="00dff4c8"/>
    </style:style>
    <style:style style:name="T193" style:family="text">
      <style:text-properties officeooo:rsid="00e004b1"/>
    </style:style>
    <style:style style:name="T194" style:family="text">
      <style:text-properties officeooo:rsid="00ebcb9c"/>
    </style:style>
    <style:style style:name="T195" style:family="text">
      <style:text-properties officeooo:rsid="00ee5bc6"/>
    </style:style>
    <style:style style:name="T196" style:family="text">
      <style:text-properties officeooo:rsid="00f0d20b"/>
    </style:style>
    <style:style style:name="T197" style:family="text">
      <style:text-properties officeooo:rsid="00fd5f3f"/>
    </style:style>
    <style:style style:name="T198" style:family="text">
      <style:text-properties officeooo:rsid="0107b478"/>
    </style:style>
    <style:style style:name="T199" style:family="text">
      <style:text-properties officeooo:rsid="01086614"/>
    </style:style>
    <style:style style:name="T200" style:family="text">
      <style:text-properties officeooo:rsid="0109b585"/>
    </style:style>
    <style:style style:name="T201" style:family="text">
      <style:text-properties officeooo:rsid="010b46e3"/>
    </style:style>
    <style:style style:name="T202" style:family="text">
      <style:text-properties officeooo:rsid="011b42bf"/>
    </style:style>
    <style:style style:name="T203" style:family="text">
      <style:text-properties officeooo:rsid="011ecbdb"/>
    </style:style>
    <style:style style:name="T204" style:family="text">
      <style:text-properties officeooo:rsid="011fec58"/>
    </style:style>
    <style:style style:name="T205" style:family="text">
      <style:text-properties fo:font-size="7pt" style:font-size-asian="7pt" style:font-size-complex="7pt"/>
    </style:style>
    <style:style style:name="T206" style:family="text">
      <style:text-properties fo:font-size="7pt" officeooo:rsid="00f11584" style:font-size-asian="7pt" style:font-size-complex="7pt"/>
    </style:style>
    <style:style style:name="T207" style:family="text">
      <style:text-properties fo:font-size="7pt" officeooo:rsid="00ff6085" style:font-size-asian="7pt" style:font-size-complex="7pt"/>
    </style:style>
    <style:style style:name="T208" style:family="text">
      <style:text-properties fo:font-size="7pt" officeooo:rsid="010302a5" style:font-size-asian="7pt" style:font-size-complex="7pt"/>
    </style:style>
    <style:style style:name="T209" style:family="text">
      <style:text-properties fo:font-size="7pt" officeooo:rsid="010175d8" style:font-size-asian="7pt" style:font-size-complex="7pt"/>
    </style:style>
    <style:style style:name="T210" style:family="text">
      <style:text-properties fo:font-size="7pt" officeooo:rsid="00f0d20b" style:font-size-asian="7pt" style:font-size-complex="7pt"/>
    </style:style>
    <style:style style:name="T211" style:family="text">
      <style:text-properties fo:font-size="7pt" officeooo:rsid="0100ec16" style:font-size-asian="7pt" style:font-size-complex="7pt"/>
    </style:style>
    <style:style style:name="T212" style:family="text">
      <style:text-properties fo:font-size="7pt" officeooo:rsid="00f30c0d" style:font-size-asian="7pt" style:font-size-complex="7pt"/>
    </style:style>
    <style:style style:name="T213" style:family="text">
      <style:text-properties fo:font-size="7pt" officeooo:rsid="00255e67" style:font-size-asian="7pt" style:font-size-complex="7pt"/>
    </style:style>
    <style:style style:name="T214" style:family="text">
      <style:text-properties fo:font-size="7pt" officeooo:rsid="0052e67e" style:font-size-asian="7pt" style:font-size-complex="7pt"/>
    </style:style>
    <style:style style:name="T215" style:family="text">
      <style:text-properties fo:font-size="7pt" officeooo:rsid="0023a017" style:font-size-asian="7pt" style:font-size-complex="7pt"/>
    </style:style>
    <style:style style:name="T216" style:family="text">
      <style:text-properties fo:font-size="7pt" officeooo:rsid="000ebcfc" style:font-size-asian="7pt" style:font-size-complex="7pt"/>
    </style:style>
    <style:style style:name="T217" style:family="text">
      <style:text-properties fo:font-size="7pt" officeooo:rsid="01267ca6" style:font-size-asian="7pt" style:font-size-complex="7pt"/>
    </style:style>
    <style:style style:name="T218" style:family="text">
      <style:text-properties fo:font-size="7pt" officeooo:rsid="0026bfc9" style:font-size-asian="7pt" style:font-size-complex="7pt"/>
    </style:style>
    <style:style style:name="T219" style:family="text">
      <style:text-properties fo:font-size="7pt" officeooo:rsid="00186bbf" style:font-size-asian="7pt" style:font-size-complex="7pt"/>
    </style:style>
    <style:style style:name="T220" style:family="text">
      <style:text-properties fo:font-size="7pt" officeooo:rsid="014d0f77" style:font-size-asian="7pt" style:font-size-complex="7pt"/>
    </style:style>
    <style:style style:name="T221" style:family="text">
      <style:text-properties fo:font-size="7pt" officeooo:rsid="01538652" style:font-size-asian="7pt" style:font-size-complex="7pt"/>
    </style:style>
    <style:style style:name="T222" style:family="text">
      <style:text-properties fo:font-size="7pt" officeooo:rsid="0161239f" style:font-size-asian="7pt" style:font-size-complex="7pt"/>
    </style:style>
    <style:style style:name="T223" style:family="text">
      <style:text-properties fo:font-size="7pt" officeooo:rsid="008db496" style:font-size-asian="7pt" style:font-size-complex="7pt"/>
    </style:style>
    <style:style style:name="T224" style:family="text">
      <style:text-properties fo:font-size="7pt" officeooo:rsid="008bc10f" style:font-size-asian="7pt" style:font-size-complex="7pt"/>
    </style:style>
    <style:style style:name="T225" style:family="text">
      <style:text-properties fo:font-size="7pt" officeooo:rsid="0168f833" style:font-size-asian="7pt" style:font-size-complex="7pt"/>
    </style:style>
    <style:style style:name="T226" style:family="text">
      <style:text-properties fo:font-size="7pt" officeooo:rsid="016b58cc" style:font-size-asian="7pt" style:font-size-complex="7pt"/>
    </style:style>
    <style:style style:name="T227" style:family="text">
      <style:text-properties fo:font-size="7pt" officeooo:rsid="003037a6" style:font-size-asian="7pt" style:font-size-complex="7pt"/>
    </style:style>
    <style:style style:name="T228" style:family="text">
      <style:text-properties fo:font-size="7pt" officeooo:rsid="01b354fa" style:font-size-asian="7pt" style:font-size-complex="7pt"/>
    </style:style>
    <style:style style:name="T229" style:family="text">
      <style:text-properties fo:font-size="7pt" officeooo:rsid="01b506af" style:font-size-asian="7pt" style:font-size-complex="7pt"/>
    </style:style>
    <style:style style:name="T230" style:family="text">
      <style:text-properties fo:font-size="7pt" officeooo:rsid="01b7f94c" style:font-size-asian="7pt" style:font-size-complex="7pt"/>
    </style:style>
    <style:style style:name="T231" style:family="text">
      <style:text-properties fo:font-size="7pt" officeooo:rsid="010a08c0" style:font-size-asian="7pt" style:font-size-complex="7pt"/>
    </style:style>
    <style:style style:name="T232" style:family="text">
      <style:text-properties fo:font-size="7pt" officeooo:rsid="01bb852e" style:font-size-asian="7pt" style:font-size-complex="7pt"/>
    </style:style>
    <style:style style:name="T233" style:family="text">
      <style:text-properties fo:font-size="7pt" officeooo:rsid="0032dff4" style:font-size-asian="7pt" style:font-size-complex="7pt"/>
    </style:style>
    <style:style style:name="T234" style:family="text">
      <style:text-properties fo:font-size="7pt" officeooo:rsid="00335814" style:font-size-asian="7pt" style:font-size-complex="7pt"/>
    </style:style>
    <style:style style:name="T235" style:family="text">
      <style:text-properties fo:font-size="7pt" officeooo:rsid="01c5615e" style:font-size-asian="7pt" style:font-size-complex="7pt"/>
    </style:style>
    <style:style style:name="T236" style:family="text">
      <style:text-properties fo:font-size="7pt" officeooo:rsid="01c7b2c2" style:font-size-asian="7pt" style:font-size-complex="7pt"/>
    </style:style>
    <style:style style:name="T237" style:family="text">
      <style:text-properties fo:font-size="7pt" officeooo:rsid="01813a33" style:font-size-asian="7pt" style:font-size-complex="7pt"/>
    </style:style>
    <style:style style:name="T238" style:family="text">
      <style:text-properties fo:font-size="7pt" officeooo:rsid="017f39e4" style:font-size-asian="7pt" style:font-size-complex="7pt"/>
    </style:style>
    <style:style style:name="T239" style:family="text">
      <style:text-properties fo:font-size="7pt" officeooo:rsid="002157c8" style:font-size-asian="7pt" style:font-size-complex="7pt"/>
    </style:style>
    <style:style style:name="T240" style:family="text">
      <style:text-properties fo:font-size="7pt" officeooo:rsid="00756d38" style:font-size-asian="7pt" style:font-size-complex="7pt"/>
    </style:style>
    <style:style style:name="T241" style:family="text">
      <style:text-properties fo:font-size="7pt" officeooo:rsid="010b46e3" style:font-size-asian="7pt" style:font-size-complex="7pt"/>
    </style:style>
    <style:style style:name="T242" style:family="text">
      <style:text-properties fo:font-size="7pt" officeooo:rsid="018087e7" style:font-size-asian="7pt" style:font-size-complex="7pt"/>
    </style:style>
    <style:style style:name="T243" style:family="text">
      <style:text-properties fo:font-size="7pt" officeooo:rsid="01dbc617" style:font-size-asian="7pt" style:font-size-complex="7pt"/>
    </style:style>
    <style:style style:name="T244" style:family="text">
      <style:text-properties fo:font-size="7pt" fo:font-weight="normal" officeooo:rsid="006f1ec8" style:font-size-asian="7pt" style:font-weight-asian="normal" style:font-size-complex="7pt" style:font-weight-complex="normal"/>
    </style:style>
    <style:style style:name="T245" style:family="text">
      <style:text-properties fo:font-size="7pt" fo:font-weight="normal" officeooo:rsid="0070ccf7" style:font-size-asian="7pt" style:font-weight-asian="normal" style:font-size-complex="7pt" style:font-weight-complex="normal"/>
    </style:style>
    <style:style style:name="T246" style:family="text">
      <style:text-properties fo:font-size="7pt" fo:font-weight="normal" officeooo:rsid="00609d05" style:font-size-asian="7pt" style:font-weight-asian="normal" style:font-size-complex="7pt" style:font-weight-complex="normal"/>
    </style:style>
    <style:style style:name="T247" style:family="text">
      <style:text-properties fo:font-size="7pt" fo:font-weight="normal" officeooo:rsid="00629ae9" style:font-size-asian="7pt" style:font-weight-asian="normal" style:font-size-complex="7pt" style:font-weight-complex="normal"/>
    </style:style>
    <style:style style:name="T248" style:family="text">
      <style:text-properties fo:font-size="7pt" fo:font-weight="normal" officeooo:rsid="00718d5f" style:font-size-asian="7pt" style:font-weight-asian="normal" style:font-size-complex="7pt" style:font-weight-complex="normal"/>
    </style:style>
    <style:style style:name="T249" style:family="text">
      <style:text-properties fo:font-size="7pt" fo:font-weight="normal" officeooo:rsid="0062845f" style:font-size-asian="7pt" style:font-weight-asian="normal" style:font-size-complex="7pt" style:font-weight-complex="normal"/>
    </style:style>
    <style:style style:name="T250" style:family="text">
      <style:text-properties fo:font-size="7pt" fo:font-weight="normal" officeooo:rsid="00feddfb" style:font-size-asian="7pt" style:font-weight-asian="normal" style:font-size-complex="7pt" style:font-weight-complex="normal"/>
    </style:style>
    <style:style style:name="T251" style:family="text">
      <style:text-properties fo:font-size="7pt" fo:font-weight="normal" officeooo:rsid="006eb6be" style:font-size-asian="7pt" style:font-weight-asian="normal" style:font-size-complex="7pt" style:font-weight-complex="normal"/>
    </style:style>
    <style:style style:name="T252" style:family="text">
      <style:text-properties fo:font-size="7pt" fo:font-weight="normal" officeooo:rsid="002a76a3" style:font-size-asian="7pt" style:font-weight-asian="normal" style:font-size-complex="7pt" style:font-weight-complex="normal"/>
    </style:style>
    <style:style style:name="T253" style:family="text">
      <style:text-properties fo:font-size="7pt" fo:font-weight="normal" officeooo:rsid="010a08c0" style:font-size-asian="7pt" style:font-weight-asian="normal" style:font-size-complex="7pt" style:font-weight-complex="normal"/>
    </style:style>
    <style:style style:name="T254" style:family="text">
      <style:text-properties fo:font-size="7pt" fo:font-weight="normal" officeooo:rsid="01b97c99" style:font-size-asian="7pt" style:font-weight-asian="normal" style:font-size-complex="7pt" style:font-weight-complex="normal"/>
    </style:style>
    <style:style style:name="T255" style:family="text">
      <style:text-properties fo:font-size="7pt" fo:font-weight="normal" officeooo:rsid="00f0d20b" style:font-size-asian="7pt" style:font-weight-asian="normal" style:font-size-complex="7pt" style:font-weight-complex="normal"/>
    </style:style>
    <style:style style:name="T256" style:family="text">
      <style:text-properties fo:font-size="7pt" fo:font-weight="normal" officeooo:rsid="00671eb9" style:font-size-asian="7pt" style:font-weight-asian="normal" style:font-size-complex="7pt" style:font-weight-complex="normal"/>
    </style:style>
    <style:style style:name="T257" style:family="text">
      <style:text-properties fo:font-size="7pt" fo:font-weight="normal" officeooo:rsid="006c7304" style:font-size-asian="7pt" style:font-weight-asian="normal" style:font-size-complex="7pt" style:font-weight-complex="normal"/>
    </style:style>
    <style:style style:name="T258" style:family="text">
      <style:text-properties fo:font-size="7pt" fo:font-weight="normal" officeooo:rsid="00662add" style:font-size-asian="7pt" style:font-weight-asian="normal" style:font-size-complex="7pt" style:font-weight-complex="normal"/>
    </style:style>
    <style:style style:name="T259" style:family="text">
      <style:text-properties fo:font-size="7pt" fo:font-weight="normal" officeooo:rsid="006cfd5c" style:font-size-asian="7pt" style:font-weight-asian="normal" style:font-size-complex="7pt" style:font-weight-complex="normal"/>
    </style:style>
    <style:style style:name="T260" style:family="text">
      <style:text-properties fo:font-size="7pt" fo:font-weight="normal" officeooo:rsid="0052e67e" style:font-size-asian="7pt" style:font-weight-asian="normal" style:font-size-complex="7pt" style:font-weight-complex="normal"/>
    </style:style>
    <style:style style:name="T261" style:family="text">
      <style:text-properties fo:font-size="7pt" fo:font-weight="normal" officeooo:rsid="005ed7fa" style:font-size-asian="7pt" style:font-weight-asian="normal" style:font-size-complex="7pt" style:font-weight-complex="normal"/>
    </style:style>
    <style:style style:name="T262" style:family="text">
      <style:text-properties fo:font-size="7pt" fo:font-weight="normal" officeooo:rsid="00ec372a" style:font-size-asian="7pt" style:font-weight-asian="normal" style:font-size-complex="7pt" style:font-weight-complex="normal"/>
    </style:style>
    <style:style style:name="T263" style:family="text">
      <style:text-properties fo:font-size="7pt" fo:font-weight="normal" officeooo:rsid="01d62ef8" style:font-size-asian="7pt" style:font-weight-asian="normal" style:font-size-complex="7pt" style:font-weight-complex="normal"/>
    </style:style>
    <style:style style:name="T264" style:family="text">
      <style:text-properties fo:font-size="7pt" fo:font-weight="normal" officeooo:rsid="01d6fbec" style:font-size-asian="7pt" style:font-weight-asian="normal" style:font-size-complex="7pt" style:font-weight-complex="normal"/>
    </style:style>
    <style:style style:name="T265" style:family="text">
      <style:text-properties fo:font-size="7pt" fo:font-weight="bold" officeooo:rsid="00609d05" style:font-size-asian="7pt" style:font-weight-asian="bold" style:font-size-complex="7pt" style:font-weight-complex="bold"/>
    </style:style>
    <style:style style:name="T266" style:family="text">
      <style:text-properties fo:font-size="7pt" fo:font-weight="bold" officeooo:rsid="00629ae9" style:font-size-asian="7pt" style:font-weight-asian="bold" style:font-size-complex="7pt" style:font-weight-complex="bold"/>
    </style:style>
    <style:style style:name="T267" style:family="text">
      <style:text-properties fo:font-size="7pt" fo:font-weight="bold" officeooo:rsid="00f30c0d" style:font-size-asian="7pt" style:font-weight-asian="bold" style:font-size-complex="7pt" style:font-weight-complex="bold"/>
    </style:style>
    <style:style style:name="T268" style:family="text">
      <style:text-properties fo:font-size="7pt" fo:font-weight="bold" officeooo:rsid="0052e67e" style:font-size-asian="7pt" style:font-weight-asian="bold" style:font-size-complex="7pt" style:font-weight-complex="bold"/>
    </style:style>
    <style:style style:name="T269" style:family="text">
      <style:text-properties fo:font-size="7pt" fo:font-weight="bold" officeooo:rsid="006cfd5c" style:font-size-asian="7pt" style:font-weight-asian="bold" style:font-size-complex="7pt" style:font-weight-complex="bold"/>
    </style:style>
    <style:style style:name="T270" style:family="text">
      <style:text-properties fo:font-size="7pt" fo:font-weight="bold" officeooo:rsid="00255e67" style:font-size-asian="7pt" style:font-weight-asian="bold" style:font-size-complex="7pt" style:font-weight-complex="bold"/>
    </style:style>
    <style:style style:name="T271" style:family="text">
      <style:text-properties officeooo:rsid="01538652"/>
    </style:style>
    <style:style style:name="T272" style:family="text">
      <style:text-properties officeooo:rsid="017f39e4"/>
    </style:style>
    <style:style style:name="T273" style:family="text">
      <style:text-properties officeooo:rsid="018087e7"/>
    </style:style>
    <style:style style:name="T274" style:family="text">
      <style:text-properties officeooo:rsid="01813a33"/>
    </style:style>
    <style:style style:name="T275" style:family="text">
      <style:text-properties officeooo:rsid="01b66d9f"/>
    </style:style>
    <style:style style:name="T276" style:family="text">
      <style:text-properties officeooo:rsid="006eb6be"/>
    </style:style>
    <style:style style:name="T277" style:family="text">
      <style:text-properties officeooo:rsid="01c23b72"/>
    </style:style>
    <style:style style:name="T278" style:family="text">
      <style:text-properties officeooo:rsid="01c4315d"/>
    </style:style>
    <style:style style:name="T279" style:family="text">
      <style:text-properties officeooo:rsid="01cf24ec"/>
    </style:style>
    <style:style style:name="T280" style:family="text">
      <style:text-properties officeooo:rsid="01dd0b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Jason M Larkin</text:p>
            <text:p text:style-name="P5"/>
            <text:p text:style-name="P5">j<text:span text:style-name="T67">asonlarkin84</text:span>@<text:span text:style-name="T68">gmail.com</text:span> </text:p>
          </table:table-cell>
          <table:covered-table-cell/>
          <table:table-cell table:style-name="Table1.A1" office:value-type="string">
            <text:p text:style-name="P6">412-398-8813</text:p>
            <text:p text:style-name="P6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46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2574134503086890649" text:style-name="WWNum1">
              <text:list-item>
                <text:list>
                  <text:list-item>
                    <text:h text:style-name="P28" text:outline-level="2">Carnegie Mellon University, Pittsburgh, PA</text:h>
                  </text:list-item>
                </text:list>
              </text:list-item>
            </text:list>
            <text:p text:style-name="P7"><text:span text:style-name="T51">Ph.D. Mechanical Engineering</text:span><text:span text:style-name="T56"> </text:span>GPA: 3.9 <text:s text:c="52"/><text:span text:style-name="T1"><text:s text:c="20"/>2009-2013 <text:s text:c="6"/></text:span></text:p>
            <text:p text:style-name="P7"><text:span text:style-name="T1"><text:s text:c="2"/></text:span><text:span text:style-name="T61">Thesis</text:span><text:span text:style-name="T70">:</text:span> Thermal Modeling of Disordered Materials </text:p>
            <text:p text:style-name="P40"><text:span text:style-name="T120">- </text:span><text:span text:style-name="T143">E</text:span><text:span text:style-name="T119">xplored </text:span><text:span text:style-name="T144">molecular dynamics (</text:span><text:span text:style-name="T20">MD</text:span><text:span text:style-name="T144">)</text:span><text:span text:style-name="T119"> and lattice dynamics (</text:span><text:span text:style-name="T21">LD</text:span><text:span text:style-name="T119">) based method</text:span><text:span text:style-name="T125">s</text:span><text:span text:style-name="T119"> for predicting thermal properties of disordered alloys</text:span><text:span text:style-name="T145">,</text:span><text:span text:style-name="T119"> glasses, </text:span><text:span text:style-name="T146">and organic/inorganic hybrids</text:span><text:span text:style-name="T119">, </text:span><text:span text:style-name="T165">confirming the phenom</text:span><text:span text:style-name="T167">en</text:span><text:span text:style-name="T165">ological high-scatter limit. </text:span></text:p>
            <text:p text:style-name="P39"><text:span text:style-name="T122">-</text:span><text:span text:style-name="T116"> </text:span><text:span text:style-name="T153">P</text:span><text:span text:style-name="T123">redicted propagating modes in amorphous </text:span><text:span text:style-name="T160">materials </text:span><text:span text:style-name="T166">using large-scale models</text:span><text:span text:style-name="T160">,</text:span><text:span text:style-name="T123"> compar</text:span><text:span text:style-name="T154">ing</text:span><text:span text:style-name="T123"> with recent experimental/theoretical predictions. </text:span></text:p>
            <text:p text:style-name="P42"><text:span text:style-name="T124">- </text:span><text:span text:style-name="T155">P</text:span><text:span text:style-name="T127">redicted the </text:span><text:span text:style-name="T132">thermal</text:span><text:span text:style-name="T127"> properties of </text:span><text:span text:style-name="T130">solar-energy material</text:span><text:span text:style-name="T127"> Fullerene-derive</text:span><text:span text:style-name="T131">d</text:span><text:span text:style-name="T127"> PCBM </text:span><text:span text:style-name="T133">with </text:span><text:span text:style-name="T127">the lowest thermal conductivity </text:span><text:span text:style-name="T134">of a</text:span><text:span text:style-name="T127"> fully-dense solid, </text:span><text:span text:style-name="T137">t</text:span><text:span text:style-name="T127">he origin of </text:span><text:span text:style-name="T138">which</text:span><text:span text:style-name="T127"> is due to </text:span><text:span text:style-name="T139">increased-</text:span><text:span text:style-name="T127">scattering </text:span><text:span text:style-name="T140">from the </text:span><text:span text:style-name="T127">organic </text:span><text:span text:style-name="T128">molecules.</text:span></text:p>
            <text:p text:style-name="P43"><text:span text:style-name="T79">- </text:span><text:span text:style-name="T142">P</text:span><text:span text:style-name="T117">erformed </text:span><text:span text:style-name="T52">ab initio</text:span><text:span text:style-name="T117"> calculations </text:span><text:span text:style-name="T162">on</text:span><text:span text:style-name="T117"> phase-change materials (PCM) and fit classical interatomic potentials </text:span><text:span text:style-name="T141">to study</text:span><text:span text:style-name="T118"> </text:span><text:span text:style-name="T121">their</text:span><text:span text:style-name="T118"> thermal properties.</text:span></text:p>
            <text:p text:style-name="P7"><text:s text:c="2"/><text:span text:style-name="T61">Advisor</text:span><text:span text:style-name="T70">: </text:span>Alan J.H. McGaughey</text:p>
            <text:p text:style-name="P7"><text:span text:style-name="T1"><text:s text:c="2"/></text:span><text:span text:style-name="T61">Coursework</text:span><text:span text:style-name="T70">: </text:span><text:span text:style-name="T110">m</text:span>olecular and <text:span text:style-name="T199">e</text:span>lectron <text:span text:style-name="T199">s</text:span>tructure <text:span text:style-name="T199">s</text:span>imulation, <text:span text:style-name="T198">n</text:span>anoscale <text:span text:style-name="T198">t</text:span>ransport <text:span text:style-name="T198">p</text:span>henomena.</text:p>
            <text:list xml:id="list590616196" text:continue-numbering="true" text:style-name="WWNum1">
              <text:list-item>
                <text:list>
                  <text:list-item>
                    <text:h text:style-name="P27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26"><text:span text:style-name="T36">M.S. Mechanical Engineering</text:span><text:span text:style-name="T30"> GPA: 3.7 <text:s text:c="76"/></text:span><text:span text:style-name="T31">200</text:span><text:span text:style-name="T32">7</text:span><text:span text:style-name="T31">-200</text:span><text:span text:style-name="T32">9</text:span><text:span text:style-name="T33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8"><text:s text:c="2"/><text:span text:style-name="T60">Thesis</text:span>: Statistics of Particle Concentrations in Free-Surface Turbulence </text:p>
            <text:p text:style-name="P52"><text:span text:style-name="T79">- </text:span><text:span text:style-name="T163">Performed </text:span><text:span text:style-name="T135">e</text:span><text:span text:style-name="T129">xperiments using novel 2D and 3D flow configurations, optical lasers and lenses, high-speed photography, and automation.</text:span></text:p>
            <text:p text:style-name="P54"><text:span text:style-name="T220">- </text:span><text:span text:style-name="T236">S</text:span><text:span text:style-name="T221">howed the difference between inertial and viscous flow regimes of a 2D tu</text:span><text:span text:style-name="T235">r</text:span><text:span text:style-name="T221">bulent flow, which control</text:span><text:span text:style-name="T228">s</text:span><text:span text:style-name="T221"> the concentration </text:span><text:span text:style-name="T229">dynamics</text:span><text:span text:style-name="T221"> of passively-advected particulates </text:span><text:span text:style-name="T222">in oceanic and atmospheric flow.</text:span></text:p>
            <text:p text:style-name="P8"><text:s text:c="2"/><text:span text:style-name="T60">Advisor</text:span>: Walter I. Goldburg</text:p>
            <text:p text:style-name="P8"><text:s text:c="2"/><text:span text:style-name="T60">Coursework</text:span>: <text:span text:style-name="T200">q</text:span>uantum and <text:span text:style-name="T200">s</text:span>tatistical <text:span text:style-name="T200">p</text:span>hysics, <text:span text:style-name="T200">c</text:span>haos and <text:span text:style-name="T200">n</text:span>onlinear <text:span text:style-name="T200">p</text:span>henomena.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875022045" text:continue-numbering="true" text:style-name="WWNum1">
              <text:list-item>
                <text:list>
                  <text:list-item>
                    <text:list>
                      <text:list-item>
                        <text:h text:style-name="P31" text:outline-level="3"><text:span text:style-name="T43">B.S. Mechanical Engineering</text:span> <text:span text:style-name="T40">GPA: 3.2</text:span><text:span text:style-name="T37"> <text:s text:c="70"/></text:span><text:span text:style-name="T33">200</text:span><text:span text:style-name="T34">7</text:span><text:span text:style-name="T33">-200</text:span><text:span text:style-name="T34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0"><text:span text:style-name="T30"><text:s text:c="2"/></text:span><text:span text:style-name="T35">Research</text:span><text:span text:style-name="T30">: modeling of novel flow chamber to study development of aneurysms. </text:span></text:p>
            <text:p text:style-name="P53"><text:span text:style-name="T276">- </text:span><text:span text:style-name="T275">Used Finite Element Analysis (FEA) to design a model arterial bifurcation for </text:span><text:span text:style-name="T44">in vitro</text:span><text:span text:style-name="T275"> study.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47" text:outline-level="1">experience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9"/>
          </table:table-cell>
          <table:table-cell table:style-name="Table1.B3" table:number-columns-spanned="2" office:value-type="string">
            <text:p text:style-name="P23"><text:span text:style-name="T51">Carnegie Mellon University </text:span><text:span text:style-name="T1"><text:s text:c="101"/></text:span><text:span text:style-name="T53">Teaching Assistant</text:span><text:span text:style-name="T56"> </text:span><text:span text:style-name="T1">– </text:span>24-322: Heat Transfer <text:s text:c="6"/><text:span text:style-name="T1"><text:s text:c="62"/>2010-2012 </text:span><text:s text:c="11"/><text:span text:style-name="T214">- </text:span><text:span text:style-name="T205">Topics in conduction, convection, </text:span><text:span text:style-name="T232">and </text:span><text:span text:style-name="T205">radiation. Supervised recitation</text:span><text:span text:style-name="T230">s</text:span><text:span text:style-name="T205"> and substituted for lectures. </text:span><text:s text:c="82"/><text:span text:style-name="T41"><text:s/></text:span></text:p>
            <text:p text:style-name="P20"><text:span text:style-name="T49">Uni</text:span><text:span text:style-name="T50">v</text:span><text:span text:style-name="T49">ersity of Pittsburgh </text:span><text:span text:style-name="T41"><text:s text:c="105"/></text:span><text:span text:style-name="Title_20_Char"><text:span text:style-name="T53">Teaching Assistant</text:span></text:span> <text:span text:style-name="T1">–</text:span> Advanced Fluid Mechanics <text:s text:c="75"/><text:span text:style-name="T1">2008 </text:span><text:span text:style-name="T214">- </text:span><text:span text:style-name="T205">Topics in </text:span><text:span text:style-name="T231">f</text:span><text:span text:style-name="T205">luid </text:span><text:span text:style-name="T231">m</text:span><text:span text:style-name="T205">echanics including viscous flow, boundary layer theory, and scale similarity.</text:span><text:span text:style-name="Title_20_Char"> </text:span></text:p>
            <text:p text:style-name="P21"><text:span text:style-name="Title_20_Char"><text:span text:style-name="T54">Lecturer</text:span></text:span><text:span text:style-name="Title_20_Char"><text:span text:style-name="T57"> </text:span></text:span><text:span text:style-name="T5">– </text:span><text:span text:style-name="T71">Physics</text:span><text:span text:style-name="T5"> <text:s text:c="101"/>2007-2009 <text:s text:c="4"/></text:span><text:span text:style-name="T268">- </text:span><text:span text:style-name="T254">L</text:span><text:span text:style-name="T252">ecture</text:span><text:span text:style-name="T254">d</text:span><text:span text:style-name="T252"> to undergraduate students, graduate students, and faculty on </text:span><text:span text:style-name="T253">m</text:span><text:span text:style-name="T252">athematics, </text:span><text:span text:style-name="T253">t</text:span><text:span text:style-name="T252">urbulence, </text:span><text:span text:style-name="T253">b</text:span><text:span text:style-name="T252">io-</text:span><text:span text:style-name="T253">p</text:span><text:span text:style-name="T252">hysics, </text:span><text:span text:style-name="T253">s</text:span><text:span text:style-name="T252">tatistical </text:span><text:span text:style-name="T253">p</text:span><text:span text:style-name="T252">hysics, and </text:span><text:span text:style-name="T253">n</text:span><text:span text:style-name="T252">onlinear </text:span><text:span text:style-name="T253">p</text:span><text:span text:style-name="T252">henomena.</text:span></text:p>
            <text:p text:style-name="P24"><text:span text:style-name="Title_20_Char"><text:span text:style-name="T48">Precision Therapeutics</text:span></text:span></text:p>
            <text:p text:style-name="P22"><text:span text:style-name="Title_20_Char"><text:span text:style-name="T55">Inter</text:span></text:span><text:span text:style-name="Title_20_Char"><text:span text:style-name="T53">n</text:span></text:span><text:span text:style-name="Title_20_Char"><text:span text:style-name="T46"> –</text:span></text:span><text:span text:style-name="Title_20_Char"><text:span text:style-name="T47"> </text:span></text:span><text:span text:style-name="Title_20_Char"><text:span text:style-name="T45">Technology </text:span></text:span><text:span text:style-name="Title_20_Char"><text:span text:style-name="T58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15"><text:span text:style-name="T214">- W</text:span><text:span text:style-name="T233">orked with team of software developers, information technology specialists, and laboratory equipment specialists. </text:span></text:p>
            <text:p text:style-name="P41"><text:span text:style-name="T175">- </text:span><text:span text:style-name="T277">C</text:span><text:span text:style-name="T171">omputer-aided draft</text:span><text:span text:style-name="T278">ed</text:span><text:span text:style-name="T171"> and design</text:span><text:span text:style-name="T278">ed</text:span><text:span text:style-name="T171"> </text:span><text:span text:style-name="T111">(</text:span><text:span text:style-name="T9">CADD</text:span><text:span text:style-name="T111">)</text:span><text:span text:style-name="T171"> components of optical microscopes </text:span><text:span text:style-name="T172">and automation controls. </text:span></text:p>
            <text:p text:style-name="P15"><text:span text:style-name="T214">- A</text:span><text:span text:style-name="T234">ssisted in fabrication of microscope components and laboratory equipment.</text:span><text:span text:style-name="T172">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29" text:outline-level="2">SKILLS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49" text:outline-level="1"/>
          </table:table-cell>
          <table:table-cell table:style-name="Table1.A1" table:number-columns-spanned="2" office:value-type="string">
            <text:p text:style-name="P32"><text:span text:style-name="T11">Computing </text:span><text:span text:style-name="T12">Languages: </text:span><text:span text:style-name="T80">Matlab, Python, Latex, </text:span><text:span text:style-name="T92">S</text:span><text:span text:style-name="T93">hell,</text:span><text:span text:style-name="T80"> Fortran, C/C++, Java, P</text:span><text:span text:style-name="T94">erl, </text:span><text:span text:style-name="T95">Markdown, </text:span><text:span text:style-name="T96">HTML</text:span></text:p>
            <text:p text:style-name="P33"><text:span text:style-name="T12">High-Performance Computing:</text:span><text:span text:style-name="T80"> </text:span><text:span text:style-name="T106">l</text:span><text:span text:style-name="T80">inux/</text:span><text:span text:style-name="T106">u</text:span><text:span text:style-name="T80">nix </text:span><text:span text:style-name="T84">c</text:span><text:span text:style-name="T80">luster administration/computing, </text:span><text:span text:style-name="T106">p</text:span><text:span text:style-name="T81">arallel </text:span><text:span text:style-name="T106">c</text:span><text:span text:style-name="T82">omputation </text:span><text:span text:style-name="T83">(MPI, OpenMP), </text:span><text:span text:style-name="T106">m</text:span><text:span text:style-name="T85">ixed</text:span><text:span text:style-name="T97">-</text:span><text:span text:style-name="T106">l</text:span><text:span text:style-name="T85">anguage </text:span><text:span text:style-name="T107">d</text:span><text:span text:style-name="T85">evelopment, </text:span><text:span text:style-name="T86">open-source development</text:span></text:p>
            <text:p text:style-name="P34"><text:span text:style-name="T2">General Computing:</text:span> <text:span text:style-name="T194">l</text:span><text:span text:style-name="T188">inux/</text:span><text:span text:style-name="T194">u</text:span><text:span text:style-name="T188">nix, </text:span><text:span text:style-name="T194">W</text:span>indows, <text:span text:style-name="T187">Microsoft Office, </text:span>Mac OS</text:p>
            <text:p text:style-name="P35"><text:span text:style-name="T14">Modelin</text:span><text:span text:style-name="T15">g: </text:span><text:span text:style-name="T99">a</text:span><text:span text:style-name="T90">tomistic/</text:span><text:span text:style-name="T100">m</text:span><text:span text:style-name="T90">olecular </text:span><text:span text:style-name="T101">s</text:span><text:span text:style-name="T90">imulation, </text:span><text:span text:style-name="T115">quantum chemistry</text:span><text:span text:style-name="T114">,</text:span><text:span text:style-name="T90"> </text:span><text:span text:style-name="T102">n</text:span><text:span text:style-name="T98">anoscale </text:span><text:span text:style-name="T103">t</text:span><text:span text:style-name="T98">ransport</text:span><text:span text:style-name="T88">, </text:span><text:span text:style-name="T104">s</text:span><text:span text:style-name="T87">tatistical </text:span><text:span text:style-name="T91">and</text:span><text:span text:style-name="T88"> </text:span><text:span text:style-name="T105">n</text:span><text:span text:style-name="T89">on-linear </text:span><text:span text:style-name="T113">systems</text:span><text:span text:style-name="T89">, </text:span><text:span text:style-name="T112">turbulent flow</text:span></text:p>
            <text:p text:style-name="P45"><text:span text:style-name="T2">Hardware:</text:span> general computing hardware, <text:span text:style-name="T189">l</text:span>inear <text:span text:style-name="T189">o</text:span>ptics, <text:span text:style-name="T190">v</text:span>isible <text:span text:style-name="T190">l</text:span>asers, DI/DO AI/AO interfaces, <text:span text:style-name="T202">simple </text:span><text:span text:style-name="T191">a</text:span>utomation, <text:span text:style-name="T192">h</text:span>igh-speed <text:span text:style-name="T193">v</text:span>ideo <text:span text:style-name="T193">c</text:span>apture, simple machining, simple circuitry</text:p>
          </table:table-cell>
          <table:covered-table-cell/>
        </table:table-row>
        <text:soft-page-break/>
        <table:table-row table:style-name="Table1.12">
          <table:table-cell table:style-name="Table1.A1" table:number-columns-spanned="3" office:value-type="string">
            <text:h text:style-name="P48" text:outline-level="1">projects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16"><text:span text:style-name="T7">Quantum Mechanics-Driven Prediction of Nanostructure Thermal Conductivit</text:span><text:span text:style-name="T8">y</text:span> <text:s text:c="15"/><text:span text:style-name="T1">201</text:span><text:span text:style-name="T27">1</text:span><text:span text:style-name="T22">-</text:span><text:span text:style-name="T26">2013</text:span> <text:s text:c="87"/><text:span text:style-name="T25"><text:s/></text:span><text:span text:style-name="T22"><text:s text:c="3"/></text:span><text:span text:style-name="T23"><text:s/></text:span></text:p>
            <text:p text:style-name="P37"><text:span text:style-name="T251">- </text:span><text:span text:style-name="T255">Served </text:span><text:span text:style-name="T256">as an investigator for </text:span><text:span text:style-name="T257">this</text:span><text:span text:style-name="T258"> project under the Air Force Office of Scientific Research </text:span><text:span text:style-name="T259">(</text:span><text:span text:style-name="T269">AFOSR</text:span><text:span text:style-name="T259">)</text:span><text:span text:style-name="T260"> </text:span><text:span text:style-name="T261">with collaborators at Carnegie Mellon and </text:span><text:span text:style-name="T262">the</text:span><text:span text:style-name="T261"> University of Pittsburgh, </text:span><text:span text:style-name="T264">p</text:span><text:span text:style-name="T244">erform</text:span><text:span text:style-name="T264">ing</text:span><text:span text:style-name="T244"> </text:span><text:span text:style-name="T245">calculations </text:span><text:span text:style-name="T246">on the Department of Defense's (</text:span><text:span text:style-name="T265">DOD</text:span><text:span text:style-name="T246">'s) High </text:span><text:span text:style-name="T247">P</text:span><text:span text:style-name="T246">erformance </text:span><text:span text:style-name="T247">C</text:span><text:span text:style-name="T246">omputing (</text:span><text:span text:style-name="T265">HPC</text:span><text:span text:style-name="T246">) </text:span><text:span text:style-name="T248">system</text:span><text:span text:style-name="T246"> </text:span><text:span text:style-name="T249">as part of the High Performance </text:span><text:span text:style-name="T247">Computing Modernization Program (</text:span><text:span text:style-name="T266">HPCMP</text:span><text:span text:style-name="T247">).</text:span><text:span text:style-name="T74"> </text:span></text:p>
            <text:p text:style-name="P14"><text:span text:style-name="T5">n</text:span><text:span text:style-name="T2">tpy</text:span> <text:s text:c="131"/><text:span text:style-name="T1">201</text:span><text:span text:style-name="T22">2-</text:span><text:span text:style-name="T25">Present </text:span><text:span text:style-name="T22"><text:s text:c="3"/></text:span><text:span text:style-name="T23"><text:s/></text:span><text:s/></text:p>
            <text:p text:style-name="P38"><text:span text:style-name="T210">- </text:span><text:span text:style-name="T237">C</text:span><text:span text:style-name="T213">reate</text:span><text:span text:style-name="T238">d</text:span><text:span text:style-name="T213"> this</text:span><text:span text:style-name="T239"> open-source, collaborative effort </text:span><text:span text:style-name="T213">between members of </text:span><text:span text:style-name="T240">the</text:span><text:span text:style-name="T213"> Nanoscale Transport Phenomena Laboratory </text:span><text:span text:style-name="T240">(</text:span><text:span text:style-name="T270">NTPL</text:span><text:span text:style-name="T240">)</text:span><text:span text:style-name="T213"> and </text:span><text:span text:style-name="T241">the University of Toronto</text:span><text:span text:style-name="T213">, </text:span><text:span text:style-name="T242">hosted on Github. </text:span><text:s text:c="51"/></text:p>
            <text:p text:style-name="P18"><text:span text:style-name="T3">disorder</text:span><text:span text:style-name="T69"> <text:s text:c="130"/></text:span><text:span text:style-name="T4">2012-2013</text:span></text:p>
            <text:p text:style-name="P18"><text:span text:style-name="T214">- </text:span><text:span text:style-name="T215">A </text:span><text:span text:style-name="T216">comprehensive repository of </text:span><text:span text:style-name="T217">open-source</text:span><text:span text:style-name="T216"> code and data from </text:span><text:span text:style-name="T218">my</text:span><text:span text:style-name="T216"> PhD thesis, </text:span><text:span text:style-name="T243">hosted on</text:span><text:span text:style-name="T219"> Github</text:span><text:span text:style-name="T216">. <text:s text:c="2"/></text:span><text:span text:style-name="T69"><text:s text:c="33"/></text:span></text:p>
            <text:p text:style-name="P25"><text:span text:style-name="T2">GULP: </text:span><text:span text:style-name="T18">General Utility Lattice Program</text:span> <text:s text:c="81"/><text:span text:style-name="T1">20</text:span><text:span text:style-name="T28">12</text:span><text:span text:style-name="T1">-20</text:span><text:span text:style-name="T28">13</text:span></text:p>
            <text:p text:style-name="P58"><text:span text:style-name="T178">- </text:span><text:span text:style-name="T196">Worked with</text:span><text:span text:style-name="T170"> Julian </text:span><text:span text:style-name="T184">D. </text:span><text:span text:style-name="T170">Gale at </text:span><text:span text:style-name="T179">the </text:span><text:span text:style-name="T180">Nanochemistry </text:span><text:span text:style-name="T181">Research </text:span><text:span text:style-name="T180">Institute </text:span><text:span text:style-name="T182">at Curtin</text:span><text:span text:style-name="T180"> </text:span><text:span text:style-name="T179">Uni</text:span><text:span text:style-name="T271">­</text:span><text:span text:style-name="T179">versity, </text:span><text:span text:style-name="T183">Perth</text:span></text:p>
            <text:p text:style-name="P59"><text:span text:style-name="T223"><text:s text:c="2"/></text:span><text:span text:style-name="T224">Australia </text:span><text:span text:style-name="T225">to </text:span><text:span text:style-name="T226">c</text:span><text:span text:style-name="T227">ontribute several subroutines for predicting thermal properties.</text:span> <text:s text:c="14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46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51" text:outline-level="1"/>
          </table:table-cell>
          <table:table-cell table:style-name="Table1.A2" table:number-columns-spanned="2" office:value-type="string">
            <text:p text:style-name="P4"><text:span text:style-name="T19">- </text:span><text:span text:style-name="T2">J.M. Larkin</text:span>, A.J.H. McGaughey, “<text:span text:style-name="T174">Origin of </text:span><text:span text:style-name="T195">the </text:span><text:span text:style-name="T174">Exceptionally Low Thermal Conductivity of Fullerene Derivative PCBM Films</text:span>”, <text:span text:style-name="T41">Phys. Rev. B</text:span> (in progress).</text:p>
            <text:p text:style-name="P2"><text:span text:style-name="T19">- </text:span><text:span text:style-name="T2">J.M. Larkin</text:span>, A.J.H. McGaughey, “Vibrational Mean Free Paths in <text:span text:style-name="T173">Amorphous</text:span> Systems”, <text:span text:style-name="T41">Phys. Rev. B</text:span> (in progress).</text:p>
            <text:p text:style-name="P3"><text:span text:style-name="T19">-</text:span><text:span text:style-name="T279"> </text:span>A.J.H. McGaughey and <text:span text:style-name="T2">J.M. Larkin</text:span>, “Predicting Phonon Properties from Equilibrium Molecular Dynamics Simulations”, Advances in Heat Transfer Volume <text:span text:style-name="T66">17</text:span> (Academic Press, 2013).</text:p>
            <text:p text:style-name="P1"><text:span text:style-name="T19">- </text:span><text:span text:style-name="T2">J.M. Larkin</text:span>, A.J.H. McGaughey, “<text:span text:style-name="T203">Predicting </text:span><text:span text:style-name="T204">A</text:span><text:span text:style-name="T203">lloy </text:span><text:span text:style-name="T204">V</text:span><text:span text:style-name="T203">ibrational </text:span><text:span text:style-name="T204">M</text:span><text:span text:style-name="T203">ode </text:span><text:span text:style-name="T204">P</text:span><text:span text:style-name="T203">roperties using </text:span><text:span text:style-name="T204">L</text:span><text:span text:style-name="T203">attice </text:span><text:span text:style-name="T204">D</text:span><text:span text:style-name="T203">ynamics </text:span><text:span text:style-name="T204">C</text:span><text:span text:style-name="T203">alculations, </text:span><text:span text:style-name="T204">M</text:span><text:span text:style-name="T203">olecular </text:span><text:span text:style-name="T204">D</text:span><text:span text:style-name="T203">ynamics </text:span><text:span text:style-name="T204">S</text:span><text:span text:style-name="T203">imulations, and the </text:span><text:span text:style-name="T204">V</text:span><text:span text:style-name="T203">irtual </text:span><text:span text:style-name="T204">C</text:span><text:span text:style-name="T203">rystal </text:span><text:span text:style-name="T204">A</text:span><text:span text:style-name="T203">pproximation</text:span>”, <text:span text:style-name="T42">J. of App. Phys. </text:span><text:span text:style-name="T39">(in press)</text:span>.</text:p>
            <text:p text:style-name="P1"><text:span text:style-name="T19">- </text:span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<text:span text:style-name="T19">-</text:span><text:span text:style-name="T279"> </text:span>S. Stefanus, <text:span text:style-name="T2">J. Larkin</text:span>, W. Goldburg, “A Search for Conformal Invariance in Compressible Two Dimensional Turbulence”, <text:span text:style-name="T41">Phys. Fluids</text:span> <text:span text:style-name="T1">23</text:span> (2011) 105101 (appeared on cover).</text:p>
            <text:p text:style-name="P1"><text:span text:style-name="T19">- </text:span><text:span text:style-name="T2">J. </text:span><text:span text:style-name="T24">Larkin</text:span><text:span text:style-name="T62">, W. Goldburg, M.M. Bandi, </text:span><text:span text:style-name="T63">“Time-Evolution of a fractal distribution: Particle concentrations in free-surface turbulence”, </text:span><text:span text:style-name="T64">Physica D</text:span><text:span text:style-name="T63"> </text:span><text:span text:style-name="T65">2</text:span><text:span text:style-name="T1">39</text:span> 14 (2010) 1264-1268.</text:p>
            <text:p text:style-name="P1"><text:span text:style-name="T19">- </text:span><text:span text:style-name="T2">J. Larkin</text:span>, W. Goldburg, “Decorrelating a Compressible Turbulent Flow: an Experiment”, <text:span text:style-name="T41">Phys. Rev. E</text:span> <text:span text:style-name="T1">82</text:span>, 016301 (2010). </text:p>
            <text:p text:style-name="P1"><text:span text:style-name="T19">- </text:span><text:span text:style-name="T2">J. Larkin</text:span>, M.M. Bandi, A. Pumir, W. Goldburg, “Power-law distributions of particle concentration in free-surface flows”, <text:span text:style-name="T41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46" text:outline-level="1">Presentations <text:span text:style-name="T176">(</text:span><text:span text:style-name="T185">15 </text:span><text:span text:style-name="T197">total</text:span><text:span text:style-name="T176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38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3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50" text:outline-level="1">awards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19"/>
          </table:table-cell>
          <table:table-cell table:style-name="Table1.A1" table:number-columns-spanned="2" office:value-type="string">
            <text:p text:style-name="P13">Northrop-Grumann Fellow, Carnegie Institute for Complex Engineered Systems (ICES) <text:s text:c="26"/><text:span text:style-name="T1">2011</text:span></text:p>
            <text:p text:style-name="P17">NSF Graduate Student Research Grant, University of Pittsburgh Dept. of Physics <text:s text:c="25"/><text:span text:style-name="T17">2007-</text:span><text:span text:style-name="T1">20</text:span><text:span text:style-name="T29">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46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44">American Physical Society, American Society of Mechanical Engineers, Materials Research Society, Society of Industrial and Applied Mathematics, D<text:span text:style-name="T186">OD</text:span> High Performance Computing Modernization Program.</text:p>
          </table:table-cell>
          <table:covered-table-cell/>
          <table:covered-table-cell/>
        </table:table-row>
      </table:table>
      <text:p text:style-name="P36"><text:soft-page-break/><text:span text:style-name="T2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1" style:font-size-asian="8pt" style:language-asian="en" style:country-asian="US" style:font-name-complex="Times New Roman1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6-29T23:12:52</dc:date>
    <meta:editing-cycles>840</meta:editing-cycles>
    <meta:editing-duration>P5DT15H11M30S</meta:editing-duration>
    <meta:generator>LibreOffice/4.0.2.2$Linux_X86_64 LibreOffice_project/400m0$Build-2</meta:generator>
    <meta:document-statistic meta:table-count="1" meta:image-count="0" meta:object-count="0" meta:page-count="3" meta:paragraph-count="73" meta:word-count="1023" meta:character-count="9299" meta:non-whitespace-character-count="6834"/>
    <meta:template xlink:type="simple" xlink:actuate="onRequest" xlink:title="Curriculum vitae" xlink:href=""/>
  </office:meta>
</office:document-meta>
</file>